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/>
    <style:font-face style:name="DejaVu Sans Mono" svg:font-family="'DejaVu Sans Mono'" style:font-family-generic="modern" style:font-pitch="fixed"/>
    <style:font-face style:name="Chandas" svg:font-family="Chandas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DejaVu Sans Condensed" fo:font-size="12pt" fo:font-weight="bold" style:font-name-asian="Courier" style:font-size-asian="12pt" style:font-weight-asian="bold" style:font-name-complex="Courier" style:font-size-complex="12pt" style:font-weight-complex="bold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DejaVu Sans Condensed" fo:font-size="12pt" style:font-name-asian="Courier" style:font-size-asian="12pt" style:font-name-complex="Courier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DejaVu Sans Condensed" fo:font-size="12pt" fo:font-weight="normal" style:font-name-asian="Courier" style:font-size-asian="12pt" style:font-weight-asian="normal" style:font-name-complex="Courier" style:font-size-complex="12pt" style:font-weight-complex="normal"/>
    </style:style>
    <style:style style:name="P5" style:family="paragraph" style:parent-style-name="Standard" style:master-page-name="PM2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loext:opacity="100%" style:font-name="DejaVu Sans Condensed" fo:font-size="20pt" fo:font-weight="bold" style:font-name-asian="Courier" style:font-size-asian="20pt" style:font-weight-asian="bold" style:font-name-complex="Courier" style:font-size-complex="20pt" style:font-weight-complex="bold"/>
    </style:style>
    <style:style style:name="T1" style:family="text">
      <style:text-properties fo:color="#000000" loext:opacity="100%" style:font-name="Courier" fo:font-size="12pt" style:font-name-asian="Courier" style:font-size-asian="12pt" style:font-name-complex="Courier" style:font-size-complex="12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ELEGRAM BOT</text:p>
      <text:p text:style-name="P2"/>
      <text:p text:style-name="P2">Application:</text:p>
      <text:p text:style-name="P2">Spring boot application with MongoDB.</text:p>
      <text:p text:style-name="P2">Java packages: io.project.app.addressbook</text:p>
      <text:p text:style-name="P3">Logic:</text:p>
      <text:p text:style-name="P3">Telegram bot allows subscribers create and manage their own address book.</text:p>
      <text:p text:style-name="P2">Actions:</text:p>
      <text:p text:style-name="P3">•<text:span text:style-name="T2"> /contact create</text:span> name surname 044458585 4654654</text:p>
      <text:p text:style-name="P3">After this command you should create contact record.</text:p>
      <text:p text:style-name="P3"><text:span text:style-name="T2">• /contact all</text:span> must return all created contacts. From /contact all you must able to see contact_id</text:p>
      <text:p text:style-name="P3"><text:span text:style-name="T2">• /contact update</text:span> contact_id email newemail@gmail.com after this command system must</text:p>
      <text:p text:style-name="P3">update only contact email.</text:p>
      <text:p text:style-name="P3"><text:span text:style-name="T2">• /contact update</text:span> contact_id zoomId 63465456 , here you must update contact zoom id, you</text:p>
      <text:p text:style-name="P3">must find contact from database using contactId and set new zoom id.</text:p>
      <text:p text:style-name="P3"><text:span text:style-name="T2">• /contact delete</text:span> contact_id must delete contact from address book.</text:p>
      <text:p text:style-name="P3"><text:span text:style-name="T2">• /contact search</text:span> name surname , search contact by name</text:p>
      <text:p text:style-name="P3"/>
      <text:p text:style-name="P2">RUN</text:p>
      <text:p text:style-name="P2">docker-compose <text:s/>up -d --build </text:p>
      <text:p text:style-name="P2"/>
      <text:p text:style-name="P4">Scripts</text:p>
      <text:p text:style-name="P4"><text:span text:style-name="T2">./look.sh </text:span>- you can look at logs</text:p>
      <text:p text:style-name="P4"><text:span text:style-name="T2">./clean.sh</text:span> - you can clean docker images</text:p>
      <text:p text:style-name="P4"><text:span text:style-name="T2">./restart.sh addressbook </text:span>- you can restart the applica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/>
    <style:font-face style:name="DejaVu Sans Mono" svg:font-family="'DejaVu Sans Mono'" style:font-family-generic="modern" style:font-pitch="fixed"/>
    <style:font-face style:name="Chandas" svg:font-family="Chandas" style:font-pitch="variable"/>
    <style:font-face style:name="Umpush" svg:font-family="Umpush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1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26T11:39:52.562512438</dc:date>
    <meta:editing-duration>PT9M23S</meta:editing-duration>
    <meta:editing-cycles>1</meta:editing-cycles>
    <meta:document-statistic meta:table-count="0" meta:image-count="0" meta:object-count="0" meta:page-count="1" meta:paragraph-count="22" meta:word-count="147" meta:character-count="945" meta:non-whitespace-character-count="819"/>
  </office:meta>
</office:document-meta>
</file>